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4"/>
        <table:table-row table:style-name="ro1">
          <table:table-cell table:style-name="Default"/>
          <table:table-cell table:style-name="ce3"/>
          <table:table-cell table:style-name="Default"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0,1GHz</text:p>
          </table:table-cell>
          <table:table-cell table:style-name="ce2" office:value-type="string" calcext:value-type="string">
            <text:p>0,25GHz</text:p>
          </table:table-cell>
          <table:table-cell table:style-name="ce2" office:value-type="string" calcext:value-type="string">
            <text:p>0,5GHz</text:p>
          </table:table-cell>
          <table:table-cell table:style-name="ce2" office:value-type="string" calcext:value-type="string">
            <text:p>1GHz</text:p>
          </table:table-cell>
          <table:table-cell table:style-name="ce2" office:value-type="string" calcext:value-type="string">
            <text:p>1,5GHz</text:p>
          </table:table-cell>
          <table:table-cell table:style-name="ce2" office:value-type="string" calcext:value-type="string">
            <text:p>2GHz</text:p>
          </table:table-cell>
          <table:table-cell table:style-name="ce2" office:value-type="string" calcext:value-type="string">
            <text:p>1MHz</text:p>
          </table:table-cell>
        </table:table-row>
        <table:table-row table:style-name="ro1">
          <table:table-cell office:value-type="string" calcext:value-type="string">
            <text:p>Escrita_0</text:p>
          </table:table-cell>
          <table:table-cell table:number-columns-repeated="3" office:value-type="float" office:value="0.00000000000394" calcext:value-type="float">
            <text:p>3,94E-12</text:p>
          </table:table-cell>
          <table:table-cell table:number-columns-repeated="2" office:value-type="float" office:value="0.00000000000395" calcext:value-type="float">
            <text:p>3,95E-12</text:p>
          </table:table-cell>
          <table:table-cell office:value-type="float" office:value="0.00000000000396" calcext:value-type="float">
            <text:p>3,96E-12</text:p>
          </table:table-cell>
          <table:table-cell office:value-type="float" office:value="0.00000000000394" calcext:value-type="float">
            <text:p>3,94E-12</text:p>
          </table:table-cell>
        </table:table-row>
        <table:table-row table:style-name="ro1">
          <table:table-cell office:value-type="string" calcext:value-type="string">
            <text:p>Leitura_0</text:p>
          </table:table-cell>
          <table:table-cell office:value-type="float" office:value="0.00000000000568" calcext:value-type="float">
            <text:p>5,68E-12</text:p>
          </table:table-cell>
          <table:table-cell office:value-type="float" office:value="0.00000000000655" calcext:value-type="float">
            <text:p>6,55E-12</text:p>
          </table:table-cell>
          <table:table-cell office:value-type="float" office:value="0.00000000000695" calcext:value-type="float">
            <text:p>6,95E-12</text:p>
          </table:table-cell>
          <table:table-cell office:value-type="float" office:value="0.00000000000719" calcext:value-type="float">
            <text:p>7,19E-12</text:p>
          </table:table-cell>
          <table:table-cell office:value-type="float" office:value="0.00000000000728" calcext:value-type="float">
            <text:p>7,28E-12</text:p>
          </table:table-cell>
          <table:table-cell office:value-type="float" office:value="0.00000000000733" calcext:value-type="float">
            <text:p>7,33E-12</text:p>
          </table:table-cell>
          <table:table-cell table:style-name="ce5" office:value-type="float" office:value="-0.000000117" calcext:value-type="float">
            <text:p>-1,17E-07</text:p>
          </table:table-cell>
        </table:table-row>
        <table:table-row table:style-name="ro1">
          <table:table-cell office:value-type="string" calcext:value-type="string">
            <text:p>Escrita_1</text:p>
          </table:table-cell>
          <table:table-cell office:value-type="float" office:value="0.00000000000716" calcext:value-type="float">
            <text:p>7,16E-12</text:p>
          </table:table-cell>
          <table:table-cell office:value-type="float" office:value="0.00000000000717" calcext:value-type="float">
            <text:p>7,17E-12</text:p>
          </table:table-cell>
          <table:table-cell office:value-type="float" office:value="0.00000000000717" calcext:value-type="float">
            <text:p>7,17E-12</text:p>
          </table:table-cell>
          <table:table-cell office:value-type="float" office:value="0.00000000000717" calcext:value-type="float">
            <text:p>7,17E-12</text:p>
          </table:table-cell>
          <table:table-cell table:number-columns-repeated="2" office:value-type="float" office:value="0.00000000000718" calcext:value-type="float">
            <text:p>7,18E-12</text:p>
          </table:table-cell>
          <table:table-cell office:value-type="float" office:value="0.00000000000716" calcext:value-type="float">
            <text:p>7,16E-12</text:p>
          </table:table-cell>
        </table:table-row>
        <table:table-row table:style-name="ro1">
          <table:table-cell office:value-type="string" calcext:value-type="string">
            <text:p>Leitura_1</text:p>
          </table:table-cell>
          <table:table-cell office:value-type="float" office:value="0.00000000000579" calcext:value-type="float">
            <text:p>5,79E-12</text:p>
          </table:table-cell>
          <table:table-cell office:value-type="float" office:value="0.00000000000666" calcext:value-type="float">
            <text:p>6,66E-12</text:p>
          </table:table-cell>
          <table:table-cell office:value-type="float" office:value="0.00000000000706" calcext:value-type="float">
            <text:p>7,06E-12</text:p>
          </table:table-cell>
          <table:table-cell office:value-type="float" office:value="0.00000000000729" calcext:value-type="float">
            <text:p>7,29E-12</text:p>
          </table:table-cell>
          <table:table-cell office:value-type="float" office:value="0.00000000000738" calcext:value-type="float">
            <text:p>7,38E-12</text:p>
          </table:table-cell>
          <table:table-cell office:value-type="float" office:value="0.00000000000743" calcext:value-type="float">
            <text:p>7,43E-12</text:p>
          </table:table-cell>
          <table:table-cell table:style-name="ce5" office:value-type="float" office:value="-0.0000017" calcext:value-type="float">
            <text:p>-1,70E-06</text:p>
          </table:table-cell>
        </table:table-row>
        <table:table-row table:style-name="ro1">
          <table:table-cell office:value-type="string" calcext:value-type="string">
            <text:p>Energia</text:p>
          </table:table-cell>
          <table:table-cell office:value-type="float" office:value="-0.0000000000000178" calcext:value-type="float">
            <text:p>-1,78E-14</text:p>
          </table:table-cell>
          <table:table-cell office:value-type="float" office:value="-0.0000000000000161" calcext:value-type="float">
            <text:p>-1,61E-14</text:p>
          </table:table-cell>
          <table:table-cell office:value-type="float" office:value="-0.0000000000000156" calcext:value-type="float">
            <text:p>-1,56E-14</text:p>
          </table:table-cell>
          <table:table-cell office:value-type="float" office:value="-0.0000000000000152" calcext:value-type="float">
            <text:p>-1,52E-14</text:p>
          </table:table-cell>
          <table:table-cell office:value-type="float" office:value="-0.0000000000000148" calcext:value-type="float">
            <text:p>-1,48E-14</text:p>
          </table:table-cell>
          <table:table-cell office:value-type="float" office:value="-0.0000000000000147" calcext:value-type="float">
            <text:p>-1,47E-14</text:p>
          </table:table-cell>
          <table:table-cell office:value-type="float" office:value="-0.000000000000251" calcext:value-type="float">
            <text:p>-2,51E-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20:06.187936299</meta:creation-date>
    <dc:date>2019-03-29T12:59:44.993362855</dc:date>
    <meta:editing-duration>PT19M17S</meta:editing-duration>
    <meta:editing-cycles>1</meta:editing-cycles>
    <meta:document-statistic meta:table-count="1" meta:cell-count="47" meta:object-count="0"/>
    <meta:generator>LibreOffice/6.1.5.2$Linux_X86_64 LibreOffice_project/10$Build-2</meta:generator>
  </office:meta>
</office:document-meta>
</file>